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39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Hymn #625</text:span></text:p>
            <text:p text:style-name="P1"><text:span text:style-name="T2">”</text:span><text:span text:style-name="T2">Lord Jesus Christ, Life-Giving Brea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92cm" svg:height="7.011cm" svg:x="1.27cm" svg:y="0.883cm">
          <draw:text-box>
            <text:p text:style-name="P1"><text:span text:style-name="T3">1.</text:span><text:span text:style-name="T3"><text:tab/></text:span><text:span text:style-name="T4">Lord Jesus Christ, life-giving bread,</text:span><text:span text:style-name="T4"><text:line-break/></text:span><text:span text:style-name="T4">May I in grace possess You.</text:span><text:span text:style-name="T4"><text:line-break/></text:span><text:span text:style-name="T4">Let me with holy food be fed,</text:span><text:span text:style-name="T4"><text:line-break/></text:span><text:span text:style-name="T4">In hunger I addres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892cm" svg:height="5.321cm" svg:x="1.524cm" svg:y="1.016cm">
          <draw:text-box>
            <text:p text:style-name="P1"><text:span text:style-name="T4">Prepare me well for You, O Lord,</text:span><text:span text:style-name="T4"><text:line-break/></text:span><text:span text:style-name="T4">And, humbly by my prayer implored,</text:span><text:span text:style-name="T4"><text:line-break/></text:span><text:span text:style-name="T4">Give me Your grace and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8" draw:layer="layout" svg:width="24.892cm" svg:height="7.011cm" svg:x="1.524cm" svg:y="1.016cm">
          <draw:text-box>
            <text:p text:style-name="P7"><text:span text:style-name="T5">2.</text:span><text:span text:style-name="T5"><text:tab/></text:span><text:span text:style-name="T6">To pastures green, Lord, safely guide,</text:span><text:span text:style-name="T6"><text:line-break/></text:span><text:span text:style-name="T6">To restful waters lead me;</text:span><text:span text:style-name="T6"><text:line-break/></text:span><text:span text:style-name="T6">Your table well for me provide,</text:span><text:span text:style-name="T6"><text:line-break/></text:span><text:span text:style-name="T6">Your wounded hand now feed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8" draw:layer="layout" svg:width="24.638cm" svg:height="5.321cm" svg:x="1.622cm" svg:y="1.022cm">
          <draw:text-box>
            <text:p text:style-name="P7"><text:span text:style-name="T6">Though weary, sinful, sick, and weak,</text:span><text:span text:style-name="T6"><text:line-break/></text:span><text:span text:style-name="T6">Refuge in You alone I seek,</text:span><text:span text:style-name="T6"><text:line-break/></text:span><text:span text:style-name="T6">To share Your cup of hea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8" draw:layer="layout" svg:width="24.892cm" svg:height="7.011cm" svg:x="1.524cm" svg:y="0.883cm">
          <draw:text-box>
            <text:p text:style-name="P7"><text:span text:style-name="T5">3.</text:span><text:span text:style-name="T5"><text:tab/></text:span><text:span text:style-name="T6">O bread of heav’n, my soul’s delight,</text:span><text:span text:style-name="T6"><text:line-break/></text:span><text:span text:style-name="T6">For full and free remission</text:span><text:span text:style-name="T6"><text:line-break/></text:span><text:span text:style-name="T6">I come with prayer before Your sight</text:span><text:span text:style-name="T6"><text:line-break/></text:span><text:span text:style-name="T6">In sorrow and contri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8" draw:layer="layout" svg:width="24.892cm" svg:height="5.321cm" svg:x="1.524cm" svg:y="0.79cm">
          <draw:text-box>
            <text:p text:style-name="P7"><text:span text:style-name="T6">Your righteousness, Lord, cover me</text:span><text:span text:style-name="T6"><text:line-break/></text:span><text:span text:style-name="T6">That I receive You worthily,</text:span><text:span text:style-name="T6"><text:line-break/></text:span><text:span text:style-name="T6">Assured of Your full pard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10" draw:layer="layout" svg:width="24.638cm" svg:height="7.011cm" svg:x="1.524cm" svg:y="0.883cm">
          <draw:text-box>
            <text:p text:style-name="P9"><text:span text:style-name="T5">4. </text:span><text:span text:style-name="T6">I do not merit favor, Lord,</text:span></text:p>
            <text:p text:style-name="P9"><text:span text:style-name="T6">My weight of sin would break me;</text:span></text:p>
            <text:p text:style-name="P9"><text:span text:style-name="T6">In all my guilty heart’s discord,</text:span></text:p>
            <text:p text:style-name="P9"><text:span text:style-name="T6">O Lord, do not forsake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12" draw:layer="layout" svg:width="24.638cm" svg:height="9.644cm" svg:x="1.524cm" svg:y="0.897cm">
          <draw:text-box>
            <text:p text:style-name="P9"><text:span text:style-name="T6">In my distress this comforts me</text:span></text:p>
            <text:p text:style-name="P9"><text:span text:style-name="T6">That You receive me graciously,</text:span></text:p>
            <text:p text:style-name="P9"><text:span text:style-name="T6">O Christ, my Lord of mercy!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8"><text:s text:c="6"/></text:span><text:span text:style-name="T9"><text:s text:c="4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21:20:42.954000000</meta:creation-date>
    <dc:title>Hymn template</dc:title>
    <meta:editing-duration>PT23M10S</meta:editing-duration>
    <meta:editing-cycles>13</meta:editing-cycles>
    <meta:generator>LibreOffice/6.0.5.2$Windows_X86_64 LibreOffice_project/54c8cbb85f300ac59db32fe8a675ff7683cd5a16</meta:generator>
    <meta:initial-creator>Arthur Hoch</meta:initial-creator>
    <dc:date>2018-08-08T17:04:47.009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2-10T21:20:41.768000000"/>
  </office:meta>
</office:document-meta>
</file>